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10" calcext:value-type="float">
            <text:p>1510</text:p>
          </table:table-cell>
          <table:table-cell table:style-name="ce7" table:formula="of:=COUNTIF([.B7:.B999998];&quot;X&quot;)" office:value-type="float" office:value="1317" calcext:value-type="float">
            <text:p>1317</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2" calcext:value-type="float">
            <text:p>172</text:p>
          </table:table-cell>
          <table:table-cell table:style-name="ce25" table:formula="of:=SUM([.B2:.F2])" office:value-type="float" office:value="1606" calcext:value-type="float">
            <text:p>16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5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30">00/00/0000</text:date>, <text:time style:data-style-name="N2" text:time-value="18:44:18.7394547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30T18:46:22.524336568</dc:date>
    <meta:editing-duration>P1DT14H59M15S</meta:editing-duration>
    <meta:editing-cycles>1506</meta:editing-cycles>
    <meta:document-statistic meta:table-count="1" meta:cell-count="9119" meta:object-count="0"/>
  </office:meta>
</office:document-meta>
</file>